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444in" fo:margin-left="-0.0118in" fo:margin-right="-0.0076in" table:align="margins" style:may-break-between-rows="false"/>
    </style:style>
    <style:style style:name="Table1.A" style:family="table-column">
      <style:table-column-properties style:column-width="0.2549in" style:rel-column-width="367*"/>
    </style:style>
    <style:style style:name="Table1.B" style:family="table-column">
      <style:table-column-properties style:column-width="1.7708in" style:rel-column-width="2550*"/>
    </style:style>
    <style:style style:name="Table1.C" style:family="table-column">
      <style:table-column-properties style:column-width="3.1826in" style:rel-column-width="4583*"/>
    </style:style>
    <style:style style:name="Table1.D" style:family="table-column">
      <style:table-column-properties style:column-width="1.7361in" style:rel-column-width="2500*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2708in" style:rel-column-width="2562*"/>
    </style:style>
    <style:style style:name="Table2.B" style:family="table-column">
      <style:table-column-properties style:column-width="2.2917in" style:rel-column-width="21680*"/>
    </style:style>
    <style:style style:name="Table2.C" style:family="table-column">
      <style:table-column-properties style:column-width="2.6313in" style:rel-column-width="24893*"/>
    </style:style>
    <style:style style:name="Table2.D" style:family="table-column">
      <style:table-column-properties style:column-width="1.7333in" style:rel-column-width="164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139in" table:align="right"/>
    </style:style>
    <style:style style:name="Table3.A" style:family="table-column">
      <style:table-column-properties style:column-width="0.3007in"/>
    </style:style>
    <style:style style:name="Table3.B" style:family="table-column">
      <style:table-column-properties style:column-width="2.3611in"/>
    </style:style>
    <style:style style:name="Table3.C" style:family="table-column">
      <style:table-column-properties style:column-width="2.5236in"/>
    </style:style>
    <style:style style:name="Table3.D" style:family="table-column">
      <style:table-column-properties style:column-width="1.7285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3819in" style:rel-column-width="3614*"/>
    </style:style>
    <style:style style:name="Table4.B" style:family="table-column">
      <style:table-column-properties style:column-width="1.8174in" style:rel-column-width="17198*"/>
    </style:style>
    <style:style style:name="Table4.C" style:family="table-column">
      <style:table-column-properties style:column-width="2.7542in" style:rel-column-width="26064*"/>
    </style:style>
    <style:style style:name="Table4.D" style:family="table-column">
      <style:table-column-properties style:column-width="1.9715in" style:rel-column-width="18659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3125in" style:rel-column-width="450*"/>
    </style:style>
    <style:style style:name="Table5.B" style:family="table-column">
      <style:table-column-properties style:column-width="2.2688in" style:rel-column-width="3267*"/>
    </style:style>
    <style:style style:name="Table5.C" style:family="table-column">
      <style:table-column-properties style:column-width="2.6125in" style:rel-column-width="3762*"/>
    </style:style>
    <style:style style:name="Table5.D" style:family="table-column">
      <style:table-column-properties style:column-width="1.7313in" style:rel-column-width="2493*"/>
    </style:style>
    <style:style style:name="Table5.1" style:family="table-row">
      <style:table-row-properties style:min-row-height="0.3125in"/>
    </style:style>
    <style:style style:name="Table5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in" fo:margin-bottom="0in" fo:line-height="100%"/>
    </style:style>
    <style:style style:name="P9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6pt" fo:font-weight="bold" style:font-size-asian="16pt" style:font-weight-asian="bold" style:font-size-complex="16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Test Cases</text:span><text:tab/><text:tab/></text:p>
      <text:p text:style-name="P5"><text:span text:style-name="T3"/></text:p>
      <text:p text:style-name="Standard"><text:span text:style-name="T1">BUDJIT.COM<text:tab/></text:span><text:tab/><text:tab/><text:tab/><text:tab/><text:tab/><text:tab/><text:tab/><text:tab/><text:tab/><text:tab/><text:tab/></text:p>
      <text:p text:style-name="Standard">Black-Box Scenario Discovery Techniques</text:p>
      <text:p text:style-name="Standard"/>
      <text:p text:style-name="Standard"/>
      <text:p text:style-name="P7">Registration Men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Contents"/>
            <text:p text:style-name="Table_20_Contents"/>
          </table:table-cell>
          <table:table-cell table:style-name="Table1.A1" office:value-type="string">
            <text:p text:style-name="P3">Scenario</text:p>
          </table:table-cell>
          <table:table-cell table:style-name="Table1.A1" office:value-type="string">
            <text:p text:style-name="P3">Input Specifications</text:p>
          </table:table-cell>
          <table:table-cell table:style-name="Table1.D1" office:value-type="string">
            <text:p text:style-name="P3">Output Specifications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Validate link availability</text:p>
          </table:table-cell>
          <table:table-cell table:style-name="Table1.B2" office:value-type="string">
            <text:p text:style-name="Table_20_Contents">Go to home page without logging in and click Register</text:p>
          </table:table-cell>
          <table:table-cell table:style-name="Table1.D2" office:value-type="string">
            <text:p text:style-name="Table_20_Contents">Registration screen appears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Validate email confirmation</text:p>
          </table:table-cell>
          <table:table-cell table:style-name="Table1.B2" office:value-type="string">
            <text:p text:style-name="Table_20_Contents">Enter valid <text:a xlink:type="simple" xlink:href="mailto:Qaemail@email.com" text:style-name="Internet_20_link" text:visited-style-name="Visited_20_Internet_20_Link">Qaemail@email.com</text:a></text:p>
            <text:p text:style-name="Table_20_Contents"><text:s/>on register menu</text:p>
          </table:table-cell>
          <table:table-cell table:style-name="Table1.D2" office:value-type="string">
            <text:p text:style-name="Table_20_Contents">Confirmation link appear in email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Accept new valid email</text:p>
          </table:table-cell>
          <table:table-cell table:style-name="Table1.B2" office:value-type="string">
            <text:p text:style-name="Table_20_Contents">Click Register</text:p>
            <text:p text:style-name="Table_20_Contents">Enter a valid email address: <text:a xlink:type="simple" xlink:href="mailto:Qaemail@email.com" text:style-name="Internet_20_link" text:visited-style-name="Visited_20_Internet_20_Link">Qaemail@email.com</text:a></text:p>
            <text:p text:style-name="Table_20_Contents">Click Save</text:p>
          </table:table-cell>
          <table:table-cell table:style-name="Table1.D2" office:value-type="string">
            <text:p text:style-name="Table_20_Contents">Success message appears and correct email is sent to address (extra: validate email text, from name and address, subject line)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P2">Accept valid password (all minimum requirements met)</text:p>
          </table:table-cell>
          <table:table-cell table:style-name="Table1.B2" office:value-type="string">
            <text:p text:style-name="P2">Click link in email to set password</text:p>
            <text:p text:style-name="P2">Enter a valid password with minimum requirements</text:p>
            <text:p text:style-name="P2">Re-enter the password in the Confirm box</text:p>
            <text:p text:style-name="P2">Click Save</text:p>
          </table:table-cell>
          <table:table-cell table:style-name="Table1.D2" office:value-type="string">
            <text:p text:style-name="P2">Profile saved and newly registered user logged in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P2">Reject email</text:p>
            <text:p text:style-name="P2">No email entered</text:p>
          </table:table-cell>
          <table:table-cell table:style-name="Table1.B2" office:value-type="string">
            <text:p text:style-name="P2">Go to home page</text:p>
            <text:p text:style-name="P2">Click Register</text:p>
            <text:p text:style-name="P2">Do not enter any value</text:p>
            <text:p text:style-name="P2">Click Save</text:p>
          </table:table-cell>
          <table:table-cell table:style-name="Table1.D2" office:value-type="string">
            <text:p text:style-name="P2">Error: Please enter a valid email address.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P2">Reject email</text:p>
            <text:p text:style-name="P2">Account already exists</text:p>
          </table:table-cell>
          <table:table-cell table:style-name="Table1.B2" office:value-type="string">
            <text:p text:style-name="P2">Go to home page</text:p>
            <text:p text:style-name="P2">Click Register</text:p>
            <text:p text:style-name="P2">Enter a valid email address that is already registered</text:p>
            <text:p text:style-name="P2">Click Save</text:p>
          </table:table-cell>
          <table:table-cell table:style-name="Table1.D2" office:value-type="string">
            <text:p text:style-name="P2">Save not successful, message appears: You are already registered. Forgot your password? Click here.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P2">Reject password</text:p>
            <text:p text:style-name="P2">No password entered</text:p>
          </table:table-cell>
          <table:table-cell table:style-name="Table1.B2" office:value-type="string">
            <text:p text:style-name="P2">Click link in email to set password</text:p>
            <text:p text:style-name="P2">Do not enter any password</text:p>
            <text:p text:style-name="P2">Click Save</text:p>
          </table:table-cell>
          <table:table-cell table:style-name="Table1.D2" office:value-type="string">
            <text:p text:style-name="P2">Error: Please enter a password.</text:p>
          </table:table-cell>
        </table:table-row>
      </table:table>
      <text:p text:style-name="Standard"/>
      <text:p text:style-name="P9">Registration Menu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float" office:value="8">
            <text:p text:style-name="P4">8</text:p>
          </table:table-cell>
          <table:table-cell table:style-name="Table5.B1" office:value-type="string">
            <text:p text:style-name="P2">Reject password</text:p>
            <text:p text:style-name="P2">No Confirm Password entered</text:p>
          </table:table-cell>
          <table:table-cell table:style-name="Table5.B1" office:value-type="string">
            <text:p text:style-name="P2">Click link in email to set password</text:p>
            <text:p text:style-name="P2">Enter valid password in Password box: T3stin!</text:p>
            <text:p text:style-name="P2">Do not enter any value in Confirm Password box</text:p>
            <text:p text:style-name="P2">Click Save</text:p>
          </table:table-cell>
          <table:table-cell table:style-name="Table5.D1" office:value-type="string">
            <text:p text:style-name="P2">Error: Please confirm your password.</text:p>
          </table:table-cell>
        </table:table-row>
        <table:table-row>
          <table:table-cell table:style-name="Table5.A2" office:value-type="float" office:value="9">
            <text:p text:style-name="P4">9</text:p>
          </table:table-cell>
          <table:table-cell table:style-name="Table5.B2" office:value-type="string">
            <text:p text:style-name="P2">Reject password</text:p>
            <text:p text:style-name="P2">Confirm password doesn't match</text:p>
          </table:table-cell>
          <table:table-cell table:style-name="Table5.B2" office:value-type="string">
            <text:p text:style-name="P2">Click link in email to set password</text:p>
            <text:p text:style-name="P2">Enter valid password in Password box: T3stin!</text:p>
            <text:p text:style-name="P2">Enter another value in Confirm Password box</text:p>
            <text:p text:style-name="P2">Click Save</text:p>
          </table:table-cell>
          <table:table-cell table:style-name="Table5.D2" office:value-type="string">
            <text:p text:style-name="P2">Error: Your confirmed password does not match the password you entered.</text:p>
          </table:table-cell>
        </table:table-row>
        <table:table-row>
          <table:table-cell table:style-name="Table5.A2" office:value-type="float" office:value="10">
            <text:p text:style-name="P4">10</text:p>
          </table:table-cell>
          <table:table-cell table:style-name="Table5.B2" office:value-type="string">
            <text:p text:style-name="P2">Reject password</text:p>
            <text:p text:style-name="P2">Less than 7 characters</text:p>
          </table:table-cell>
          <table:table-cell table:style-name="Table5.B2" office:value-type="string">
            <text:p text:style-name="P2">Click link in email to set password</text:p>
            <text:p text:style-name="P2">Enter in Password and Confirm Password boxes: P8jkc$</text:p>
          </table:table-cell>
          <table:table-cell table:style-name="Table5.D2" office:value-type="string">
            <text:p text:style-name="P2">Error: Your password must contain at least 7 characters.</text:p>
          </table:table-cell>
        </table:table-row>
        <table:table-row>
          <table:table-cell table:style-name="Table5.A2" office:value-type="float" office:value="11">
            <text:p text:style-name="P4">11</text:p>
          </table:table-cell>
          <table:table-cell table:style-name="Table5.B2" office:value-type="string">
            <text:p text:style-name="P2">Reject password</text:p>
            <text:p text:style-name="P2">No capital letter</text:p>
          </table:table-cell>
          <table:table-cell table:style-name="Table5.B2" office:value-type="string">
            <text:p text:style-name="P2">Click link in email to set password</text:p>
            <text:p text:style-name="P2">Enter in Password and Confirm Password boxes: p8jkcj$</text:p>
          </table:table-cell>
          <table:table-cell table:style-name="Table5.D2" office:value-type="string">
            <text:p text:style-name="P2">Error: Your password must contain at least one capital letter.</text:p>
          </table:table-cell>
        </table:table-row>
        <table:table-row>
          <table:table-cell table:style-name="Table5.A2" office:value-type="float" office:value="12">
            <text:p text:style-name="P4">12</text:p>
          </table:table-cell>
          <table:table-cell table:style-name="Table5.B2" office:value-type="string">
            <text:p text:style-name="P2">Reject password</text:p>
            <text:p text:style-name="P2">No number</text:p>
          </table:table-cell>
          <table:table-cell table:style-name="Table5.B2" office:value-type="string">
            <text:p text:style-name="P2">Click link in email to set password</text:p>
            <text:p text:style-name="P2">Enter in Password and Confirm Password boxes: Pkjkc$</text:p>
          </table:table-cell>
          <table:table-cell table:style-name="Table5.D2" office:value-type="string">
            <text:p text:style-name="P2">Error: Your password must contain at least one number.</text:p>
          </table:table-cell>
        </table:table-row>
        <table:table-row>
          <table:table-cell table:style-name="Table5.A2" office:value-type="float" office:value="13">
            <text:p text:style-name="P4">13</text:p>
          </table:table-cell>
          <table:table-cell table:style-name="Table5.B2" office:value-type="string">
            <text:p text:style-name="P2">Reject password</text:p>
            <text:p text:style-name="P2">No special character</text:p>
          </table:table-cell>
          <table:table-cell table:style-name="Table5.B2" office:value-type="string">
            <text:p text:style-name="P2">Click link in email to set password</text:p>
            <text:p text:style-name="P2">Enter in Password and Confirm Password boxes: P8jkcc</text:p>
          </table:table-cell>
          <table:table-cell table:style-name="Table5.D2" office:value-type="string">
            <text:p text:style-name="P2">Error: Your password must contain at least one special character (! @ # $ % ^ &amp; or *).</text:p>
          </table:table-cell>
        </table:table-row>
        <table:table-row>
          <table:table-cell table:style-name="Table5.A2" office:value-type="float" office:value="14">
            <text:p text:style-name="P4">14</text:p>
          </table:table-cell>
          <table:table-cell table:style-name="Table5.B2" office:value-type="string">
            <text:p text:style-name="P2">Reject password</text:p>
            <text:p text:style-name="P2">Password same as username</text:p>
          </table:table-cell>
          <table:table-cell table:style-name="Table5.B2" office:value-type="string">
            <text:p text:style-name="P2">entering the email address as the password.</text:p>
          </table:table-cell>
          <table:table-cell table:style-name="Table5.D2" office:value-type="string">
            <text:p text:style-name="P2">Error: Your password cannot be the same as your username/email address.</text:p>
          </table:table-cell>
        </table:table-row>
        <table:table-row>
          <table:table-cell table:style-name="Table5.A2" office:value-type="float" office:value="15">
            <text:p text:style-name="P4">15</text:p>
          </table:table-cell>
          <table:table-cell table:style-name="Table5.B2" office:value-type="string">
            <text:p text:style-name="P2">Validate username field</text:p>
          </table:table-cell>
          <table:table-cell table:style-name="Table5.B2" office:value-type="string">
            <text:p text:style-name="P2">Enter klu in username field</text:p>
          </table:table-cell>
          <table:table-cell table:style-name="Table5.D2" office:value-type="string">
            <text:p text:style-name="P2">Error: Your username must be at least 4 characters</text:p>
          </table:table-cell>
        </table:table-row>
        <table:table-row>
          <table:table-cell table:style-name="Table5.A2">
            <text:p text:style-name="P4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>
            <text:p text:style-name="P4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1">Profile Menu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#</text:p>
          </table:table-cell>
          <table:table-cell table:style-name="Table2.A1" office:value-type="string">
            <text:p text:style-name="Table_20_Contents">Scenario</text:p>
          </table:table-cell>
          <table:table-cell table:style-name="Table2.A1" office:value-type="string">
            <text:p text:style-name="Table_20_Contents">Input Specifications</text:p>
          </table:table-cell>
          <table:table-cell table:style-name="Table2.D1" office:value-type="string">
            <text:p text:style-name="Table_20_Contents">Output Specifications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float" office:value="3">
            <text:p text:style-name="Table_20_Contents">3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float" office:value="4">
            <text:p text:style-name="Table_20_Contents">4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float" office:value="5">
            <text:p text:style-name="Table_20_Contents">5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float" office:value="6">
            <text:p text:style-name="Table_20_Contents">6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float" office:value="7">
            <text:p text:style-name="Table_20_Contents">7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float" office:value="8">
            <text:p text:style-name="Table_20_Contents">8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p text:style-name="P1">Home Menu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#</text:p>
          </table:table-cell>
          <table:table-cell table:style-name="Table3.A1" office:value-type="string">
            <text:p text:style-name="Table_20_Contents">Scenario</text:p>
          </table:table-cell>
          <table:table-cell table:style-name="Table3.A1" office:value-type="string">
            <text:p text:style-name="Table_20_Contents">Input Specifications</text:p>
          </table:table-cell>
          <table:table-cell table:style-name="Table3.D1" office:value-type="string">
            <text:p text:style-name="Table_20_Contents">Output Specifications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2">
            <text:p text:style-name="Table_20_Contents">2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3">
            <text:p text:style-name="Table_20_Contents">3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4">
            <text:p text:style-name="Table_20_Contents">4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5">
            <text:p text:style-name="Table_20_Contents">5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6">
            <text:p text:style-name="Table_20_Contents">6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7">
            <text:p text:style-name="Table_20_Contents">7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8">
            <text:p text:style-name="Table_20_Contents">8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9">
            <text:p text:style-name="Table_20_Contents">9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0">
            <text:p text:style-name="Table_20_Contents">10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1">
            <text:p text:style-name="Table_20_Contents">11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2">
            <text:p text:style-name="Table_20_Contents">12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3">
            <text:p text:style-name="Table_20_Contents">13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4">
            <text:p text:style-name="Table_20_Contents">14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5">
            <text:p text:style-name="Table_20_Contents">15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6">
            <text:p text:style-name="Table_20_Contents">16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7">
            <text:p text:style-name="Table_20_Contents">17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8">
            <text:p text:style-name="Table_20_Contents">18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19">
            <text:p text:style-name="Table_20_Contents">19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20">
            <text:p text:style-name="Table_20_Contents">20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21">
            <text:p text:style-name="Table_20_Contents">21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22">
            <text:p text:style-name="Table_20_Contents">22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23">
            <text:p text:style-name="Table_20_Contents">23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float" office:value="24">
            <text:p text:style-name="Table_20_Contents">24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</table:table>
      <text:p text:style-name="Standard"/>
      <text:p text:style-name="Standard"/>
      <text:p text:style-name="P1">Manage Account Menu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#</text:p>
          </table:table-cell>
          <table:table-cell table:style-name="Table4.A1" office:value-type="string">
            <text:p text:style-name="Table_20_Contents">Scenario</text:p>
          </table:table-cell>
          <table:table-cell table:style-name="Table4.A1" office:value-type="string">
            <text:p text:style-name="Table_20_Contents">Input Specifications</text:p>
          </table:table-cell>
          <table:table-cell table:style-name="Table4.D1" office:value-type="string">
            <text:p text:style-name="Table_20_Contents">Output Specifications</text:p>
          </table:table-cell>
        </table:table-row>
        <table:table-row>
          <table:table-cell table:style-name="Table4.A2">
            <text:p text:style-name="Table_20_Contents"/>
          </table:table-cell>
          <table:table-cell table:style-name="Table4.B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D2" office:value-type="string">
            <text:p text:style-name="P2"/>
          </table:table-cell>
        </table:table-row>
        <table:table-row>
          <table:table-cell table:style-name="Table4.A2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 Cobb</meta:initial-creator>
    <meta:creation-date>2014-08-05T13:54:33.92</meta:creation-date>
    <dc:date>2014-08-07T17:19:54.90</dc:date>
    <dc:creator>N Cobb</dc:creator>
    <meta:editing-duration>PT3H35M3S</meta:editing-duration>
    <meta:editing-cycles>5</meta:editing-cycles>
    <meta:generator>OpenOffice/4.1.0$Win32 OpenOffice.org_project/410m18$Build-9764</meta:generator>
    <meta:document-statistic meta:table-count="5" meta:image-count="0" meta:object-count="0" meta:page-count="5" meta:paragraph-count="149" meta:word-count="519" meta:character-count="3022"/>
  </office:meta>
</office:document-meta>
</file>